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2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3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4" style:family="graphic" style:parent-style-name="Thick">
      <style:graphic-properties draw:textarea-vertical-align="middle" draw:auto-grow-height="false" fo:min-height="7.526cm" fo:min-width="0.342cm"/>
    </style:style>
    <style:style style:name="gr25" style:family="graphic" style:parent-style-name="Thick">
      <style:graphic-properties draw:textarea-vertical-align="middle" draw:auto-grow-height="false" fo:min-height="16.255cm" fo:min-width="0.357cm"/>
    </style:style>
    <style:style style:name="gr26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7" style:family="graphic" style:parent-style-name="Range_20_Green">
      <style:graphic-properties draw:textarea-vertical-align="middle"/>
      <style:paragraph-properties style:writing-mode="lr-tb"/>
    </style:style>
    <style:style style:name="gr28" style:family="graphic" style:parent-style-name="Range_20_Lime">
      <style:graphic-properties draw:textarea-vertical-align="middle"/>
      <style:paragraph-properties style:writing-mode="lr-tb"/>
    </style:style>
    <style:style style:name="gr29" style:family="graphic" style:parent-style-name="Thick_20_Dashed">
      <style:graphic-properties draw:textarea-vertical-align="middle"/>
    </style:style>
    <style:style style:name="gr30" style:family="graphic" style:parent-style-name="Range_20_Magenta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31" style:family="graphic" style:parent-style-name="Range_20_Navy">
      <style:graphic-properties draw:textarea-vertical-align="middle"/>
      <style:paragraph-properties style:writing-mode="lr-tb"/>
    </style:style>
    <style:style style:name="gr32" style:family="graphic" style:parent-style-name="Range_20_Blue">
      <style:graphic-properties draw:textarea-vertical-align="middle"/>
      <style:paragraph-properties style:writing-mode="lr-tb"/>
    </style:style>
    <style:style style:name="gr33" style:family="graphic" style:parent-style-name="Range_20_Magenta">
      <style:graphic-properties draw:textarea-horizontal-align="justify" draw:textarea-vertical-align="middle" draw:auto-grow-height="false" fo:min-height="0.635cm" fo:min-width="2.858cm"/>
      <style:paragraph-properties style:writing-mode="lr-tb"/>
    </style:style>
    <style:style style:name="gr34" style:family="graphic" style:parent-style-name="Range_20_Yellow">
      <style:graphic-properties draw:textarea-vertical-align="middle"/>
      <style:paragraph-properties style:writing-mode="lr-tb"/>
    </style:style>
    <style:style style:name="gr35" style:family="graphic" style:parent-style-name="Thick">
      <style:graphic-properties draw:textarea-vertical-align="middle" draw:auto-grow-height="false" fo:min-height="3.615cm" fo:min-width="0.341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<text:span text:style-name="T1">Managed Rang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5.787cm" svg:y="5.12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5.762cm" svg:y="6.08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5.762cm" svg:y="7.03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5.762cm" svg:y="7.98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8.937cm" svg:y="10.84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11.16cm" svg:y1="5.127cm" svg:x2="11.16cm" svg:y2="11.477cm">
          <text:p/>
        </draw:line>
        <draw:line draw:style-name="Arrow_20_Dashed" draw:text-style-name="P4" draw:layer="measurelines" svg:x1="11.795cm" svg:y1="5.127cm" svg:x2="11.795cm" svg:y2="11.477cm">
          <text:p/>
        </draw:line>
        <draw:line draw:style-name="Arrow_20_Dashed" draw:text-style-name="P4" draw:layer="measurelines" svg:x1="14.335cm" svg:y1="5.127cm" svg:x2="14.335cm" svg:y2="11.477cm">
          <text:p/>
        </draw:line>
        <draw:line draw:style-name="Arrow_20_Dashed" draw:text-style-name="P4" draw:layer="measurelines" svg:x1="14.97cm" svg:y1="5.127cm" svg:x2="14.97cm" svg:y2="11.477cm">
          <text:p/>
        </draw:line>
        <draw:line draw:style-name="Arrow_20_Dashed" draw:text-style-name="P4" draw:layer="measurelines" svg:x1="15.922cm" svg:y1="5.127cm" svg:x2="15.922cm" svg:y2="11.477cm">
          <text:p/>
        </draw:line>
        <draw:line draw:style-name="Arrow_20_Dashed" draw:text-style-name="P4" draw:layer="measurelines" svg:x1="17.192cm" svg:y1="5.127cm" svg:x2="17.192cm" svg:y2="11.477cm">
          <text:p/>
        </draw:line>
        <draw:custom-shape draw:style-name="gr21" draw:text-style-name="P2" draw:layer="layout" svg:width="1.588cm" svg:height="0.635cm" svg:x="19.097cm" svg:y="10.84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19.097cm" svg:y1="5.127cm" svg:x2="19.097cm" svg:y2="11.477cm">
          <text:p/>
        </draw:line>
        <draw:line draw:style-name="Arrow_20_Dashed" draw:text-style-name="P4" draw:layer="measurelines" svg:x1="19.732cm" svg:y1="5.127cm" svg:x2="19.732cm" svg:y2="11.477cm">
          <text:p/>
        </draw:line>
        <draw:custom-shape draw:style-name="gr22" draw:text-style-name="P2" draw:layer="layout" svg:width="0.953cm" svg:height="0.635cm" svg:x="21.954cm" svg:y="10.84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21.955cm" svg:y1="5.127cm" svg:x2="21.955cm" svg:y2="11.477cm">
          <text:p/>
        </draw:line>
        <draw:line draw:style-name="Arrow_20_Dashed" draw:text-style-name="P4" draw:layer="measurelines" svg:x1="22.907cm" svg:y1="5.127cm" svg:x2="22.907cm" svg:y2="11.477cm">
          <text:p/>
        </draw:line>
        <draw:frame draw:style-name="gr18" draw:text-style-name="P3" draw:layer="layout" svg:width="2.858cm" svg:height="0.635cm" svg:x="5.762cm" svg:y="8.93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5.762cm" svg:y="9.89cm">
          <draw:text-box>
            <text:p><text:span text:style-name="T1">New Accessibles</text:span></text:p>
          </draw:text-box>
        </draw:frame>
        <draw:line draw:style-name="Arrow_20_Dashed" draw:text-style-name="P4" draw:layer="measurelines" svg:x1="12.112cm" svg:y1="5.127cm" svg:x2="12.112cm" svg:y2="11.477cm">
          <text:p/>
        </draw:line>
        <draw:frame draw:style-name="gr18" draw:text-style-name="P3" draw:layer="layout" svg:width="2.858cm" svg:height="0.635cm" svg:x="5.762cm" svg:y="10.842cm">
          <draw:text-box>
            <text:p><text:span text:style-name="T1">Fulfilled</text:span></text:p>
          </draw:text-box>
        </draw:frame>
        <draw:line draw:style-name="Arrow_20_Dashed" draw:text-style-name="P4" draw:layer="measurelines" svg:x1="10.207cm" svg:y1="5.127cm" svg:x2="10.207cm" svg:y2="11.477cm">
          <text:p/>
        </draw:line>
        <draw:frame draw:style-name="gr23" draw:layer="layout" svg:width="6.35cm" svg:height="1.018cm" svg:x="1cm" svg:y="1cm">
          <draw:text-box>
            <text:p><loext:page-name>&lt;page-name&gt;</loext:page-name></text:p>
          </draw:text-box>
        </draw:frame>
      </draw:page>
      <draw:page draw:name="File Mapped Storage" draw:style-name="dp1" draw:master-page-name="Default">
        <draw:custom-shape draw:style-name="gr24" draw:text-style-name="P4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4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539cm" svg:height="0.635cm" svg:x="5.443cm" svg:y="7.031cm">
          <draw:text-box>
            <text:p><text:span text:style-name="T1">Segment</text:span></text:p>
          </draw:text-box>
        </draw:frame>
        <draw:frame draw:style-name="gr26" draw:layer="layout" svg:width="6.032cm" svg:height="0.767cm" svg:x="1cm" svg:y="1cm">
          <draw:text-box>
            <text:p><loext:page-name>&lt;page-name&gt;</loext:page-name></text:p>
          </draw:text-box>
        </draw:frame>
        <draw:rect draw:style-name="gr27" draw:text-style-name="P4" draw:layer="layout" svg:width="0.953cm" svg:height="0.634cm" svg:x="8.301cm" svg:y="5.445cm">
          <text:p text:style-name="P4">1</text:p>
        </draw:rect>
        <draw:rect draw:style-name="gr28" draw:text-style-name="P4" draw:layer="layout" svg:width="0.952cm" svg:height="0.635cm" svg:x="9.254cm" svg:y="5.444cm">
          <text:p text:style-name="P4">2</text:p>
        </draw:rect>
        <draw:rect draw:style-name="gr27" draw:text-style-name="P4" draw:layer="layout" svg:width="0.953cm" svg:height="0.634cm" svg:x="10.206cm" svg:y="5.445cm">
          <text:p text:style-name="P4">3</text:p>
        </draw:rect>
        <draw:rect draw:style-name="gr28" draw:text-style-name="P4" draw:layer="layout" svg:width="0.952cm" svg:height="0.635cm" svg:x="11.159cm" svg:y="5.444cm">
          <text:p text:style-name="P4">4</text:p>
        </draw:rect>
        <draw:rect draw:style-name="gr27" draw:text-style-name="P4" draw:layer="layout" svg:width="0.953cm" svg:height="0.634cm" svg:x="14.334cm" svg:y="5.445cm">
          <text:p text:style-name="P4">n</text:p>
        </draw:rect>
        <draw:rect draw:style-name="gr28" draw:text-style-name="P4" draw:layer="layout" svg:width="0.952cm" svg:height="0.635cm" svg:x="15.287cm" svg:y="5.444cm">
          <text:p text:style-name="P4">n+1</text:p>
        </draw:rect>
        <draw:frame draw:style-name="gr18" draw:text-style-name="P3" draw:layer="layout" svg:width="2.538cm" svg:height="0.635cm" svg:x="5.444cm" svg:y="5.444cm">
          <draw:text-box>
            <text:p><text:span text:style-name="T1">Block</text:span></text:p>
          </draw:text-box>
        </draw:frame>
        <draw:line draw:style-name="gr29" draw:text-style-name="P4" draw:layer="layout" svg:x1="12.112cm" svg:y1="5.761cm" svg:x2="14.334cm" svg:y2="5.761cm">
          <text:p/>
        </draw:line>
        <draw:frame draw:style-name="gr18" draw:text-style-name="P3" draw:layer="layout" svg:width="2.539cm" svg:height="0.635cm" svg:x="5.443cm" svg:y="8.619cm">
          <draw:text-box>
            <text:p><text:span text:style-name="T1">File Map</text:span></text:p>
          </draw:text-box>
        </draw:frame>
        <draw:custom-shape draw:style-name="gr30" draw:text-style-name="P4" draw:layer="layout" svg:width="2.858cm" svg:height="0.635cm" svg:x="11.158cm" svg:y="8.619cm">
          <text:p text:style-name="P4">2</text:p>
          <draw:enhanced-geometry svg:viewBox="0 0 21600 21600" draw:type="rectangle" draw:enhanced-path="M 0 0 L 21600 0 21600 21600 0 21600 0 0 Z N"/>
        </draw:custom-shape>
        <draw:rect draw:style-name="gr31" draw:text-style-name="P4" draw:layer="layout" svg:width="0.953cm" svg:height="0.634cm" svg:x="7.984cm" svg:y="7.032cm">
          <text:p text:style-name="P4"/>
        </draw:rect>
        <draw:rect draw:style-name="gr32" draw:text-style-name="P4" draw:layer="layout" svg:width="0.952cm" svg:height="0.635cm" svg:x="8.937cm" svg:y="7.031cm">
          <text:p text:style-name="P4"/>
        </draw:rect>
        <draw:rect draw:style-name="gr31" draw:text-style-name="P4" draw:layer="layout" svg:width="0.953cm" svg:height="0.634cm" svg:x="9.889cm" svg:y="7.032cm">
          <text:p text:style-name="P4"/>
        </draw:rect>
        <draw:rect draw:style-name="gr32" draw:text-style-name="P4" draw:layer="layout" svg:width="0.952cm" svg:height="0.635cm" svg:x="10.842cm" svg:y="7.031cm">
          <text:p text:style-name="P4"/>
        </draw:rect>
        <draw:rect draw:style-name="gr31" draw:text-style-name="P4" draw:layer="layout" svg:width="0.953cm" svg:height="0.634cm" svg:x="11.794cm" svg:y="7.032cm">
          <text:p/>
        </draw:rect>
        <draw:rect draw:style-name="gr32" draw:text-style-name="P4" draw:layer="layout" svg:width="0.952cm" svg:height="0.635cm" svg:x="12.747cm" svg:y="7.031cm">
          <text:p/>
        </draw:rect>
        <draw:rect draw:style-name="gr31" draw:text-style-name="P4" draw:layer="layout" svg:width="0.953cm" svg:height="0.634cm" svg:x="13.699cm" svg:y="7.032cm">
          <text:p/>
        </draw:rect>
        <draw:rect draw:style-name="gr32" draw:text-style-name="P4" draw:layer="layout" svg:width="0.952cm" svg:height="0.635cm" svg:x="14.652cm" svg:y="7.031cm">
          <text:p/>
        </draw:rect>
        <draw:rect draw:style-name="gr31" draw:text-style-name="P4" draw:layer="layout" svg:width="0.953cm" svg:height="0.634cm" svg:x="15.604cm" svg:y="7.032cm">
          <text:p/>
        </draw:rect>
        <draw:rect draw:style-name="gr32" draw:text-style-name="P4" draw:layer="layout" svg:width="0.952cm" svg:height="0.635cm" svg:x="16.557cm" svg:y="7.031cm">
          <text:p/>
        </draw:rect>
        <draw:rect draw:style-name="gr31" draw:text-style-name="P4" draw:layer="layout" svg:width="0.953cm" svg:height="0.634cm" svg:x="17.509cm" svg:y="7.032cm">
          <text:p/>
        </draw:rect>
        <draw:rect draw:style-name="gr32" draw:text-style-name="P4" draw:layer="layout" svg:width="0.952cm" svg:height="0.635cm" svg:x="18.462cm" svg:y="7.031cm">
          <text:p/>
        </draw:rect>
        <draw:rect draw:style-name="gr31" draw:text-style-name="P4" draw:layer="layout" svg:width="0.953cm" svg:height="0.634cm" svg:x="19.414cm" svg:y="7.032cm">
          <text:p/>
        </draw:rect>
        <draw:rect draw:style-name="gr32" draw:text-style-name="P4" draw:layer="layout" svg:width="0.952cm" svg:height="0.635cm" svg:x="20.367cm" svg:y="7.031cm">
          <text:p/>
        </draw:rect>
        <draw:rect draw:style-name="gr31" draw:text-style-name="P4" draw:layer="layout" svg:width="0.953cm" svg:height="0.634cm" svg:x="21.319cm" svg:y="7.032cm">
          <text:p/>
        </draw:rect>
        <draw:rect draw:style-name="gr32" draw:text-style-name="P4" draw:layer="layout" svg:width="0.952cm" svg:height="0.635cm" svg:x="22.272cm" svg:y="7.031cm">
          <text:p/>
        </draw:rect>
        <draw:rect draw:style-name="gr31" draw:text-style-name="P4" draw:layer="layout" svg:width="0.953cm" svg:height="0.634cm" svg:x="23.224cm" svg:y="7.032cm">
          <text:p/>
        </draw:rect>
        <draw:rect draw:style-name="gr32" draw:text-style-name="P4" draw:layer="layout" svg:width="0.952cm" svg:height="0.635cm" svg:x="24.177cm" svg:y="7.031cm">
          <text:p/>
        </draw:rect>
        <draw:custom-shape draw:style-name="gr33" draw:text-style-name="P4" draw:layer="layout" svg:width="2.858cm" svg:height="0.635cm" svg:x="7.983cm" svg:y="8.61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58cm" svg:height="0.635cm" svg:x="14.333cm" svg:y="8.619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58cm" svg:height="0.635cm" svg:x="19.096cm" svg:y="8.619cm"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58cm" svg:height="0.635cm" svg:x="22.27cm" svg:y="8.619cm">
          <text:p text:style-name="P4">n+1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7.191cm" svg:y1="8.937cm" svg:x2="19.096cm" svg:y2="8.937cm">
          <text:p/>
        </draw:line>
        <draw:rect draw:style-name="gr34" draw:text-style-name="P4" draw:layer="layout" svg:width="0.953cm" svg:height="0.634cm" svg:x="8.618cm" svg:y="3.858cm">
          <text:p text:style-name="P4">1</text:p>
        </draw:rect>
        <draw:rect draw:style-name="gr34" draw:text-style-name="P4" draw:layer="layout" svg:width="0.952cm" svg:height="0.635cm" svg:x="9.571cm" svg:y="3.857cm">
          <text:p text:style-name="P4">2</text:p>
        </draw:rect>
        <draw:rect draw:style-name="gr34" draw:text-style-name="P4" draw:layer="layout" svg:width="0.953cm" svg:height="0.634cm" svg:x="10.523cm" svg:y="3.858cm">
          <text:p text:style-name="P4">3</text:p>
        </draw:rect>
        <draw:rect draw:style-name="gr34" draw:text-style-name="P4" draw:layer="layout" svg:width="0.952cm" svg:height="0.635cm" svg:x="11.476cm" svg:y="3.857cm">
          <text:p text:style-name="P4">4</text:p>
        </draw:rect>
        <draw:custom-shape draw:style-name="gr35" draw:text-style-name="P4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857cm" svg:height="0.635cm" svg:x="5.443cm" svg:y="3.857cm">
          <draw:text-box>
            <text:p><text:span text:style-name="T1">Type int32</text:span></text:p>
          </draw:text-box>
        </draw:frame>
      </draw:page>
      <draw:page draw:name="My new page" draw:style-name="dp1" draw:master-page-name="Default">
        <draw:frame draw:style-name="gr26" draw:layer="layout" svg:width="6.032cm" svg:height="0.767cm" svg:x="1cm" svg:y="1.001cm">
          <draw:text-box>
            <text:p><loext:page-name>&lt;page-name&gt;</loext:page-name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1cm" draw:marker-start-width="0.35cm" draw:marker-end-width="0.35cm" svg:stroke-linecap="round"/>
    </style:style>
    <style:style style:name="Thick" style:family="graphic" style:parent-style-name="Lines">
      <style:graphic-properties svg:stroke-width="0.05cm" draw:marker-start-width="0.275cm" draw:marker-end-width="0.275cm" svg:stroke-linecap="roun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1-04-07T15:12:26.974262524</dc:date>
    <meta:editing-duration>PT1H57M33S</meta:editing-duration>
    <meta:editing-cycles>15</meta:editing-cycles>
    <meta:generator>LibreOffice/7.1.2.2$Linux_X86_64 LibreOffice_project/10$Build-2</meta:generator>
    <meta:document-statistic meta:object-count="89"/>
  </office:meta>
</office:document-meta>
</file>